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1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1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09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5-1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3-1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1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2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1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1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21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1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2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1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1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2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14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28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1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2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3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25032258065" calcext:value-type="float">
            <text:p>1.9782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91476" calcext:value-type="float">
            <text:p>2.019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9176" calcext:value-type="float">
            <text:p>1.95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52696774194" calcext:value-type="float">
            <text:p>1.856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29428" calcext:value-type="float">
            <text:p>1.80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786322580645" calcext:value-type="float">
            <text:p>1.7078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50289655172" calcext:value-type="float">
            <text:p>1.81650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35187096774" calcext:value-type="float">
            <text:p>1.7583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09848275862" calcext:value-type="float">
            <text:p>1.94409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605264516129" calcext:value-type="float">
            <text:p>1.8960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249574193548" calcext:value-type="float">
            <text:p>1.8524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59984" calcext:value-type="float">
            <text:p>1.8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6316" calcext:value-type="float">
            <text:p>1.700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2784" calcext:value-type="float">
            <text:p>1.7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82890322581" calcext:value-type="float">
            <text:p>1.8388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69961290323" calcext:value-type="float">
            <text:p>1.6646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4256" calcext:value-type="float">
            <text:p>1.70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77496774194" calcext:value-type="float">
            <text:p>1.5547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21712" calcext:value-type="float">
            <text:p>1.5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61744516129" calcext:value-type="float">
            <text:p>1.666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930485714286" calcext:value-type="float">
            <text:p>1.94930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509535483871" calcext:value-type="float">
            <text:p>1.9550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94593103448" calcext:value-type="float">
            <text:p>1.90594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644025806452" calcext:value-type="float">
            <text:p>1.8264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35" calcext:value-type="float">
            <text:p>1.91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74993548387" calcext:value-type="float">
            <text:p>2.0427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32103225807" calcext:value-type="float">
            <text:p>1.8803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0608" calcext:value-type="float">
            <text:p>1.7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62348387097" calcext:value-type="float">
            <text:p>1.9036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85104" calcext:value-type="float">
            <text:p>1.84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20184516129" calcext:value-type="float">
            <text:p>1.9420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544057142857" calcext:value-type="float">
            <text:p>2.05544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15767741935" calcext:value-type="float">
            <text:p>2.0481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0536" calcext:value-type="float">
            <text:p>2.0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988" calcext:value-type="float">
            <text:p>1.984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259974193548" calcext:value-type="float">
            <text:p>1.9225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1888" calcext:value-type="float">
            <text:p>1.99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75535483871" calcext:value-type="float">
            <text:p>1.9017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72232258064" calcext:value-type="float">
            <text:p>1.94472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594" calcext:value-type="float">
            <text:p>1.83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92929032258" calcext:value-type="float">
            <text:p>1.6219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9448" calcext:value-type="float">
            <text:p>1.6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134" calcext:value-type="float">
            <text:p>1.834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130425806452" calcext:value-type="float">
            <text:p>1.8813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6448" calcext:value-type="float">
            <text:p>1.83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05272" calcext:value-type="float">
            <text:p>1.83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215458064516" calcext:value-type="float">
            <text:p>1.8021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236" calcext:value-type="float">
            <text:p>1.76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96606451613" calcext:value-type="float">
            <text:p>1.7809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161651612903" calcext:value-type="float">
            <text:p>1.9216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0152" calcext:value-type="float">
            <text:p>1.7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640541935484" calcext:value-type="float">
            <text:p>1.9164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5144" calcext:value-type="float">
            <text:p>1.88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352965517241" calcext:value-type="float">
            <text:p>1.83352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36689655172" calcext:value-type="float">
            <text:p>1.87136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551483870968" calcext:value-type="float">
            <text:p>1.8455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05528" calcext:value-type="float">
            <text:p>1.73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23365517241" calcext:value-type="float">
            <text:p>1.75123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66619354839" calcext:value-type="float">
            <text:p>1.9626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1712" calcext:value-type="float">
            <text:p>1.9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61708" calcext:value-type="float">
            <text:p>1.976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96709677419" calcext:value-type="float">
            <text:p>1.8629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4232" calcext:value-type="float">
            <text:p>2.0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64580645161" calcext:value-type="float">
            <text:p>2.0576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68132" calcext:value-type="float">
            <text:p>2.086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55" calcext:value-type="float">
            <text:p>2.0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280774193548" calcext:value-type="float">
            <text:p>2.0628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386038709677" calcext:value-type="float">
            <text:p>2.0538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6296" calcext:value-type="float">
            <text:p>2.0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79793548387" calcext:value-type="float">
            <text:p>2.0457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90937931034" calcext:value-type="float">
            <text:p>2.033909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3432" calcext:value-type="float">
            <text:p>2.00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05704" calcext:value-type="float">
            <text:p>1.8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95752" calcext:value-type="float">
            <text:p>1.57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38038709677" calcext:value-type="float">
            <text:p>1.6423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4256" calcext:value-type="float">
            <text:p>1.7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678116129032" calcext:value-type="float">
            <text:p>2.0467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13685714286" calcext:value-type="float">
            <text:p>2.12913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10838709677" calcext:value-type="float">
            <text:p>2.1331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934322580645" calcext:value-type="float">
            <text:p>2.1193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4136" calcext:value-type="float">
            <text:p>2.1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2452" calcext:value-type="float">
            <text:p>2.0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70544" calcext:value-type="float">
            <text:p>2.13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65161290323" calcext:value-type="float">
            <text:p>2.042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038477419355" calcext:value-type="float">
            <text:p>1.8003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8632" calcext:value-type="float">
            <text:p>1.7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581006451613" calcext:value-type="float">
            <text:p>1.6758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24528" calcext:value-type="float">
            <text:p>1.69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401651612903" calcext:value-type="float">
            <text:p>2.0740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61828571429" calcext:value-type="float">
            <text:p>2.11661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65961290323" calcext:value-type="float">
            <text:p>2.1066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362890322581" calcext:value-type="float">
            <text:p>2.1436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048427586207" calcext:value-type="float">
            <text:p>2.14048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792619354839" calcext:value-type="float">
            <text:p>2.1379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2264" calcext:value-type="float">
            <text:p>2.1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27974193548" calcext:value-type="float">
            <text:p>2.0292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19535483871" calcext:value-type="float">
            <text:p>1.9931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2508" calcext:value-type="float">
            <text:p>1.727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15428" calcext:value-type="float">
            <text:p>2.03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939832258064" calcext:value-type="float">
            <text:p>2.01939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79395862069" calcext:value-type="float">
            <text:p>2.11793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019922580645" calcext:value-type="float">
            <text:p>2.1101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398413793103" calcext:value-type="float">
            <text:p>2.05398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746577777778" calcext:value-type="float">
            <text:p>2.04746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69917241379" calcext:value-type="float">
            <text:p>2.03369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064533333333" calcext:value-type="float">
            <text:p>2.03064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612814285714" calcext:value-type="float">
            <text:p>1.89612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486614285714" calcext:value-type="float">
            <text:p>1.704866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29511111111" calcext:value-type="float">
            <text:p>1.74029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48027586207" calcext:value-type="float">
            <text:p>1.72748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376622222222" calcext:value-type="float">
            <text:p>1.71376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8612" calcext:value-type="float">
            <text:p>1.8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9464" calcext:value-type="float">
            <text:p>1.7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08369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06" meta:object-count="0"/>
    <meta:user-defined meta:name="AppVersion">3.0</meta:user-defined>
  </office:meta>
</office:document-meta>
</file>